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252in"/>
    </style:style>
    <style:style style:name="co2" style:family="table-column">
      <style:table-column-properties fo:break-before="auto" style:column-width="3.0835in"/>
    </style:style>
    <style:style style:name="co3" style:family="table-column">
      <style:table-column-properties fo:break-before="auto" style:column-width="0.668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054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TRM_5f_Search_5f_Resul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0.74pt solid #999999" fo:background-color="#bbbfff" style:diagonal-bl-tr="none" style:diagonal-tl-br="none" style:text-align-source="fix" style:repeat-content="false" fo:wrap-option="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order-bottom="0.74pt solid #999999" fo:background-color="#bbb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999999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ackground-color="#e4e4e4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ackground-color="#e4e4e4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a452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999999" fo:background-color="#bbbfff" style:diagonal-bl-tr="none" style:diagonal-tl-br="none" style:text-align-source="fix" style:repeat-content="false" fo:wrap-option="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0">
      <style:table-cell-properties fo:background-color="#e4e4e4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999999" fo:background-color="#bbb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999999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0">
      <style:table-cell-properties fo:background-color="#e4e4e4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a452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M_Search_Result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16380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12" office:value-type="string" calcext:value-type="string">
            <text:p>Vendor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665^&quot;;&quot;Synapse Link&quot;)" office:value-type="string" office:string-value="Synapse Link" calcext:value-type="string">
            <text:p>Synapse Link</text:p>
          </table:table-cell>
          <table:table-cell table:style-name="ce13" office:value-type="string" calcext:value-type="string">
            <text:p>Werfen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779^&quot;;&quot;Welch Allyn Viewer&quot;)" office:value-type="string" office:string-value="Welch Allyn Viewer" calcext:value-type="string">
            <text:p>Welch Allyn Viewer</text:p>
          </table:table-cell>
          <table:table-cell table:style-name="ce13" office:value-type="string" calcext:value-type="string">
            <text:p>Welch Allyn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6314^&quot;;&quot;VoiceOver Enterprise.&quot;)" office:value-type="string" office:string-value="VoiceOver Enterprise." calcext:value-type="string">
            <text:p>VoiceOver Enterprise.</text:p>
          </table:table-cell>
          <table:table-cell table:style-name="ce13" office:value-type="string" calcext:value-type="string">
            <text:p>Voicebrook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6223^&quot;;&quot;ISI Rad&quot;)" office:value-type="string" office:string-value="ISI Rad" calcext:value-type="string">
            <text:p>ISI Rad</text:p>
          </table:table-cell>
          <table:table-cell table:style-name="ce13" office:value-type="string" calcext:value-type="string">
            <text:p>ViTel Net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9708^&quot;;&quot;BodiTrak Pro&quot;)" office:value-type="string" office:string-value="BodiTrak Pro" calcext:value-type="string">
            <text:p>BodiTrak Pro</text:p>
          </table:table-cell>
          <table:table-cell table:style-name="ce13" office:value-type="string" calcext:value-type="string">
            <text:p>Vista Medical LTD.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9054^&quot;;&quot;VANTAGE Workflow Solution&quot;)" office:value-type="string" office:string-value="VANTAGE Workflow Solution" calcext:value-type="string">
            <text:p>VANTAGE Workflow Solution</text:p>
          </table:table-cell>
          <table:table-cell table:style-name="ce13" office:value-type="string" calcext:value-type="string">
            <text:p>Ventana Medical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6569^&quot;;&quot;Vecna VA Patient Self Service Solution&quot;)" office:value-type="string" office:string-value="Vecna VA Patient Self Service Solution" calcext:value-type="string">
            <text:p>Vecna VA Patient Self Service Solution</text:p>
          </table:table-cell>
          <table:table-cell table:style-name="ce13" office:value-type="string" calcext:value-type="string">
            <text:p>Vecna Technologies, Inc</text:p>
          </table:table-cell>
          <table:table-cell table:number-columns-repeated="16380"/>
        </table:table-row>
        <table:table-row table:style-name="ro3">
          <table:table-cell table:style-name="ce10" table:formula="of:=HYPERLINK(&quot;https://www.oit.va.gov/Services/TRM/ToolPage.aspx?tid=8338^&quot;;&quot;Veterans Health Information Systems and Technology Architecture (VistA) Integration Adapter (VIA)&quot;)" office:value-type="string" office:string-value="Veterans Health Information Systems and Technology Architecture (VistA) Integration Adapter (VIA)" calcext:value-type="string">
            <text:p>Veterans Health Information Systems and Technology Architecture (VistA) Integration Adapter (VIA)</text:p>
          </table:table-cell>
          <table:table-cell table:style-name="ce13" office:value-type="string" calcext:value-type="string">
            <text:p>VA OIT Product Development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7242^&quot;;&quot;Medical Domain Web Services (MDWS)&quot;)" office:value-type="string" office:string-value="Medical Domain Web Services (MDWS)" calcext:value-type="string">
            <text:p>Medical Domain Web Services (MDWS)</text:p>
          </table:table-cell>
          <table:table-cell table:style-name="ce13" office:value-type="string" calcext:value-type="string">
            <text:p>VA OIT Product Development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676^&quot;;&quot;Nutrition and Food Services Annual Report (NFSAR)&quot;)" office:value-type="string" office:string-value="Nutrition and Food Services Annual Report (NFSAR)" calcext:value-type="string">
            <text:p>Nutrition and Food Services Annual Report (NFSAR)</text:p>
          </table:table-cell>
          <table:table-cell table:style-name="ce13" office:value-type="string" calcext:value-type="string">
            <text:p>VA Developed Class 2 or Class 3 Software</text:p>
          </table:table-cell>
          <table:table-cell table:number-columns-repeated="16380"/>
        </table:table-row>
        <table:table-row table:style-name="ro3">
          <table:table-cell table:style-name="ce10" table:formula="of:=HYPERLINK(&quot;https://www.oit.va.gov/Services/TRM/ToolPage.aspx?tid=6948^&quot;;&quot;Center on Alcoholism, Substance Abuse, and Addictions (CASAA) Application for Coding Treatment Interactions (CACTI)&quot;)" office:value-type="string" office:string-value="Center on Alcoholism, Substance Abuse, and Addictions (CASAA) Application for Coding Treatment Interactions (CACTI)" calcext:value-type="string">
            <text:p>Center on Alcoholism, Substance Abuse, and Addictions (CASAA) Application for Coding Treatment Interactions (CACTI)</text:p>
          </table:table-cell>
          <table:table-cell table:style-name="ce13" office:value-type="string" calcext:value-type="string">
            <text:p>University of New Mexico Center on Alcoholism, Substance Abuse, and Addiction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7919^&quot;;&quot;Health Level Seven (HL7) Application Programming Interface (HAPI)&quot;)" office:value-type="string" office:string-value="Health Level Seven (HL7) Application Programming Interface (HAPI)" calcext:value-type="string">
            <text:p>Health Level Seven (HL7) Application Programming Interface (HAPI)</text:p>
          </table:table-cell>
          <table:table-cell table:style-name="ce13" office:value-type="string" calcext:value-type="string">
            <text:p>University Health Network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895^&quot;;&quot;TrackRecord Data Management Software&quot;)" office:value-type="string" office:string-value="TrackRecord Data Management Software" calcext:value-type="string">
            <text:p>TrackRecord Data Management Software</text:p>
          </table:table-cell>
          <table:table-cell table:style-name="ce13" office:value-type="string" calcext:value-type="string">
            <text:p>Trividia Health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5627^&quot;;&quot;iMedConsent&quot;)" office:value-type="string" office:string-value="iMedConsent" calcext:value-type="string">
            <text:p>iMedConsent</text:p>
          </table:table-cell>
          <table:table-cell table:style-name="ce13" office:value-type="string" calcext:value-type="string">
            <text:p>Taylor Healthcare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6803^&quot;;&quot;iMedConsent Web (ICW)&quot;)" office:value-type="string" office:string-value="iMedConsent Web (ICW)" calcext:value-type="string">
            <text:p>iMedConsent Web (ICW)</text:p>
          </table:table-cell>
          <table:table-cell table:style-name="ce13" office:value-type="string" calcext:value-type="string">
            <text:p>Taylor Healthcare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6477^&quot;;&quot;SupraCCHT&quot;)" office:value-type="string" office:string-value="SupraCCHT" calcext:value-type="string">
            <text:p>SupraCCHT</text:p>
          </table:table-cell>
          <table:table-cell table:style-name="ce13" office:value-type="string" calcext:value-type="string">
            <text:p>SupraVISTA Medical DSS, LLC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075^&quot;;&quot;M Data Extractor (MDE)&quot;)" office:value-type="string" office:string-value="M Data Extractor (MDE)" calcext:value-type="string">
            <text:p>M Data Extractor (MDE)</text:p>
          </table:table-cell>
          <table:table-cell table:style-name="ce13" office:value-type="string" calcext:value-type="string">
            <text:p>Strategic Reporting Systems, Inc.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9502^&quot;;&quot;Catamaran Platform&quot;)" office:value-type="string" office:string-value="Catamaran Platform" calcext:value-type="string">
            <text:p>Catamaran Platform</text:p>
          </table:table-cell>
          <table:table-cell table:style-name="ce13" office:value-type="string" calcext:value-type="string">
            <text:p>Shipcom Wireless, Inc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7954^&quot;;&quot;Catamaran Point of Use (POU) Inventory System&quot;)" office:value-type="string" office:string-value="Catamaran Point of Use (POU) Inventory System" calcext:value-type="string">
            <text:p>Catamaran Point of Use (POU) Inventory System</text:p>
          </table:table-cell>
          <table:table-cell table:style-name="ce13" office:value-type="string" calcext:value-type="string">
            <text:p>Shipcom Wireless, Inc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013^&quot;;&quot;EcoStruxure Power Monitoring Expert&quot;)" office:value-type="string" office:string-value="EcoStruxure Power Monitoring Expert" calcext:value-type="string">
            <text:p>EcoStruxure Power Monitoring Expert</text:p>
          </table:table-cell>
          <table:table-cell table:style-name="ce13" office:value-type="string" calcext:value-type="string">
            <text:p>Schneider Electric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1478^&quot;;&quot;Wireless AutoSwitch XPV&quot;)" office:value-type="string" office:string-value="Wireless AutoSwitch XPV" calcext:value-type="string">
            <text:p>Wireless AutoSwitch XPV</text:p>
          </table:table-cell>
          <table:table-cell table:style-name="ce13" office:value-type="string" calcext:value-type="string">
            <text:p>Sase Sham, Inc.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4056^&quot;;&quot;Cobas Infinity Laboratory Solution&quot;)" office:value-type="string" office:string-value="Cobas Infinity Laboratory Solution" calcext:value-type="string">
            <text:p>Cobas Infinity Laboratory Solution</text:p>
          </table:table-cell>
          <table:table-cell table:style-name="ce13" office:value-type="string" calcext:value-type="string">
            <text:p>Roche Diagnostic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4984^&quot;;&quot;Channels&quot;)" office:value-type="string" office:string-value="Channels" calcext:value-type="string">
            <text:p>Channels</text:p>
          </table:table-cell>
          <table:table-cell table:style-name="ce13" office:value-type="string" calcext:value-type="string">
            <text:p>Ready Computing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6146^&quot;;&quot;Staff Anyware&quot;)" office:value-type="string" office:string-value="Staff Anyware" calcext:value-type="string">
            <text:p>Staff Anyware</text:p>
          </table:table-cell>
          <table:table-cell table:style-name="ce13" office:value-type="string" calcext:value-type="string">
            <text:p>Quatrex</text:p>
          </table:table-cell>
          <table:table-cell table:number-columns-repeated="16380"/>
        </table:table-row>
        <table:table-row table:style-name="ro3">
          <table:table-cell table:style-name="ce10" table:formula="of:=HYPERLINK(&quot;https://www.oit.va.gov/Services/TRM/ToolPage.aspx?tid=10743^&quot;;&quot;Veterans Health Information Systems and Technology Architecture (VistA) Automated Testing Suite (VATS)&quot;)" office:value-type="string" office:string-value="Veterans Health Information Systems and Technology Architecture (VistA) Automated Testing Suite (VATS)" calcext:value-type="string">
            <text:p>Veterans Health Information Systems and Technology Architecture (VistA) Automated Testing Suite (VATS)</text:p>
          </table:table-cell>
          <table:table-cell table:style-name="ce13" office:value-type="string" calcext:value-type="string">
            <text:p>ProSphere Tek, Inc.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6608^&quot;;&quot;Precision Helper&quot;)" office:value-type="string" office:string-value="Precision Helper" calcext:value-type="string">
            <text:p>Precision Helper</text:p>
          </table:table-cell>
          <table:table-cell table:style-name="ce13" office:value-type="string" calcext:value-type="string">
            <text:p>Precision software &amp; consulting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785^&quot;;&quot;Zip Reader&quot;)" office:value-type="string" office:string-value="Zip Reader" calcext:value-type="string">
            <text:p>Zip Reader</text:p>
          </table:table-cell>
          <table:table-cell table:style-name="ce13" office:value-type="string" calcext:value-type="string">
            <text:p>PKWARE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1507^&quot;;&quot;PICIS Critical Care Manager&quot;)" office:value-type="string" office:string-value="PICIS Critical Care Manager" calcext:value-type="string">
            <text:p>PICIS Critical Care Manager</text:p>
          </table:table-cell>
          <table:table-cell table:style-name="ce13" office:value-type="string" calcext:value-type="string">
            <text:p>Picis Clinical Solution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7934^&quot;;&quot;Xper Information Management&quot;)" office:value-type="string" office:string-value="Xper Information Management" calcext:value-type="string">
            <text:p>Xper Information Management</text:p>
          </table:table-cell>
          <table:table-cell table:style-name="ce13" office:value-type="string" calcext:value-type="string">
            <text:p>Philip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7156^&quot;;&quot;Delis Kaplan Executive Function System (D-KEFS)&quot;)" office:value-type="string" office:string-value="Delis Kaplan Executive Function System (D-KEFS)" calcext:value-type="string">
            <text:p>Delis Kaplan Executive Function System (D-KEFS)</text:p>
          </table:table-cell>
          <table:table-cell table:style-name="ce13" office:value-type="string" calcext:value-type="string">
            <text:p>Pearson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3060^&quot;;&quot;Parable Post-Acute-Inpatient&quot;)" office:value-type="string" office:string-value="Parable Post-Acute-Inpatient" calcext:value-type="string">
            <text:p>Parable Post-Acute-Inpatient</text:p>
          </table:table-cell>
          <table:table-cell table:style-name="ce13" office:value-type="string" calcext:value-type="string">
            <text:p>Parable Health, Inc.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1801^&quot;;&quot;Victory Programming Environment (VPE)&quot;)" office:value-type="string" office:string-value="Victory Programming Environment (VPE)" calcext:value-type="string">
            <text:p>Victory Programming Environment (VPE)</text:p>
          </table:table-cell>
          <table:table-cell table:style-name="ce13" office:value-type="string" calcext:value-type="string">
            <text:p>OSEHRA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9233^&quot;;&quot;eVideon Interactive Patient Care Television System&quot;)" office:value-type="string" office:string-value="eVideon Interactive Patient Care Television System" calcext:value-type="string">
            <text:p>eVideon Interactive Patient Care Television System</text:p>
          </table:table-cell>
          <table:table-cell table:style-name="ce13" office:value-type="string" calcext:value-type="string">
            <text:p>Optimal Solution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1323^&quot;;&quot;Nuance Clintegrity&quot;)" office:value-type="string" office:string-value="Nuance Clintegrity" calcext:value-type="string">
            <text:p>Nuance Clintegrity</text:p>
          </table:table-cell>
          <table:table-cell table:style-name="ce13" office:value-type="string" calcext:value-type="string">
            <text:p>Nuance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265^&quot;;&quot;VA Provider Desktop (VAPD)&quot;)" office:value-type="string" office:string-value="VA Provider Desktop (VAPD)" calcext:value-type="string">
            <text:p>VA Provider Desktop (VAPD)</text:p>
          </table:table-cell>
          <table:table-cell table:style-name="ce13" office:value-type="string" calcext:value-type="string">
            <text:p>Nuance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5744^&quot;;&quot;Clintegrity VA Chart Complete (VACC)&quot;)" office:value-type="string" office:string-value="Clintegrity VA Chart Complete (VACC)" calcext:value-type="string">
            <text:p>Clintegrity VA Chart Complete (VACC)</text:p>
          </table:table-cell>
          <table:table-cell table:style-name="ce13" office:value-type="string" calcext:value-type="string">
            <text:p>Nuance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9071^&quot;;&quot;MyAvatar&quot;)" office:value-type="string" office:string-value="MyAvatar" calcext:value-type="string">
            <text:p>MyAvatar</text:p>
          </table:table-cell>
          <table:table-cell table:style-name="ce13" office:value-type="string" calcext:value-type="string">
            <text:p>Netsmart</text:p>
          </table:table-cell>
          <table:table-cell table:number-columns-repeated="16380"/>
        </table:table-row>
        <table:table-row table:style-name="ro3">
          <table:table-cell table:style-name="ce10" table:formula="of:=HYPERLINK(&quot;https://www.oit.va.gov/Services/TRM/VAStandardPage.aspx?tid=15248^&quot;;&quot;Veterans Data Integration and Federation Enterprise Platform (VDIF-EP) VistA REST Service Standard&quot;)" office:value-type="string" office:string-value="Veterans Data Integration and Federation Enterprise Platform (VDIF-EP) VistA REST Service Standard" calcext:value-type="string">
            <text:p>Veterans Data Integration and Federation Enterprise Platform (VDIF-EP) VistA REST Service Standard</text:p>
          </table:table-cell>
          <table:table-cell table:style-name="ce13" office:value-type="string" calcext:value-type="string">
            <text:p>N/A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VAStandardPage.aspx?tid=13133^&quot;;&quot;VA Cache Programming Standard&quot;)" office:value-type="string" office:string-value="VA Cache Programming Standard" calcext:value-type="string">
            <text:p>VA Cache Programming Standard</text:p>
          </table:table-cell>
          <table:table-cell table:style-name="ce13" office:value-type="string" calcext:value-type="string">
            <text:p>N/A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4162^&quot;;&quot;EZWedge&quot;)" office:value-type="string" office:string-value="EZWedge" calcext:value-type="string">
            <text:p>EZWedge</text:p>
          </table:table-cell>
          <table:table-cell table:style-name="ce13" office:value-type="string" calcext:value-type="string">
            <text:p>MSS Software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8279^&quot;;&quot;KWedge&quot;)" office:value-type="string" office:string-value="KWedge" calcext:value-type="string">
            <text:p>KWedge</text:p>
          </table:table-cell>
          <table:table-cell table:style-name="ce13" office:value-type="string" calcext:value-type="string">
            <text:p>MSS Software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5113^&quot;;&quot;Evidence Library 4 Web&quot;)" office:value-type="string" office:string-value="Evidence Library 4 Web" calcext:value-type="string">
            <text:p>Evidence Library 4 Web</text:p>
          </table:table-cell>
          <table:table-cell table:style-name="ce13" office:value-type="string" calcext:value-type="string">
            <text:p>Motorola Solutions, Inc.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1045^&quot;;&quot;Fluency Dispatch Server&quot;)" office:value-type="string" office:string-value="Fluency Dispatch Server" calcext:value-type="string">
            <text:p>Fluency Dispatch Server</text:p>
          </table:table-cell>
          <table:table-cell table:style-name="ce13" office:value-type="string" calcext:value-type="string">
            <text:p>MModal IP LLC</text:p>
          </table:table-cell>
          <table:table-cell table:number-columns-repeated="16380"/>
        </table:table-row>
        <table:table-row table:style-name="ro3">
          <table:table-cell table:style-name="ce10" table:formula="of:=HYPERLINK(&quot;https://www.oit.va.gov/Services/TRM/ToolPage.aspx?tid=14171^&quot;;&quot;Veterans Health Information Systems and Technology Architecture (VistA) Fast Healthcare Interoperability Resources (FHIR) Data Loader&quot;)" office:value-type="string" office:string-value="Veterans Health Information Systems and Technology Architecture (VistA) Fast Healthcare Interoperability Resources (FHIR) Data Loader" calcext:value-type="string">
            <text:p>Veterans Health Information Systems and Technology Architecture (VistA) Fast Healthcare Interoperability Resources (FHIR) Data Loader</text:p>
          </table:table-cell>
          <table:table-cell table:style-name="ce13" office:value-type="string" calcext:value-type="string">
            <text:p>MITRE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31^&quot;;&quot;Windows Client&quot;)" office:value-type="string" office:string-value="Windows Client" calcext:value-type="string">
            <text:p>Windows Client</text:p>
          </table:table-cell>
          <table:table-cell table:style-name="ce13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108^&quot;;&quot;Windows Mail&quot;)" office:value-type="string" office:string-value="Windows Mail" calcext:value-type="string">
            <text:p>Windows Mail</text:p>
          </table:table-cell>
          <table:table-cell table:style-name="ce13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5653^&quot;;&quot;Microsoft .NET Compact Framework&quot;)" office:value-type="string" office:string-value="Microsoft .NET Compact Framework" calcext:value-type="string">
            <text:p>Microsoft .NET Compact Framework</text:p>
          </table:table-cell>
          <table:table-cell table:style-name="ce13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3724^&quot;;&quot;Microsoft Windows Application Program Interface (API) Code Pack&quot;)" office:value-type="string" office:string-value="Microsoft Windows Application Program Interface (API) Code Pack" calcext:value-type="string">
            <text:p>Microsoft Windows Application Program Interface (API) Code Pack</text:p>
          </table:table-cell>
          <table:table-cell table:style-name="ce13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6528^&quot;;&quot;Microsoft Windows Mobile Device Center&quot;)" office:value-type="string" office:string-value="Microsoft Windows Mobile Device Center" calcext:value-type="string">
            <text:p>Microsoft Windows Mobile Device Center</text:p>
          </table:table-cell>
          <table:table-cell table:style-name="ce13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35^&quot;;&quot;Windows Server&quot;)" office:value-type="string" office:string-value="Windows Server" calcext:value-type="string">
            <text:p>Windows Server</text:p>
          </table:table-cell>
          <table:table-cell table:style-name="ce13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625^&quot;;&quot;Microsoft Expression Web&quot;)" office:value-type="string" office:string-value="Microsoft Expression Web" calcext:value-type="string">
            <text:p>Microsoft Expression Web</text:p>
          </table:table-cell>
          <table:table-cell table:style-name="ce13" office:value-type="string" calcext:value-type="string">
            <text:p>Microsoft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9237^&quot;;&quot;Microsoft Office Word Add-in For MediaWiki&quot;)" office:value-type="string" office:string-value="Microsoft Office Word Add-in For MediaWiki" calcext:value-type="string">
            <text:p>Microsoft Office Word Add-in For MediaWiki</text:p>
          </table:table-cell>
          <table:table-cell table:style-name="ce13" office:value-type="string" calcext:value-type="string">
            <text:p>Microsoft</text:p>
          </table:table-cell>
          <table:table-cell table:number-columns-repeated="16380"/>
        </table:table-row>
        <table:table-row table:style-name="ro3">
          <table:table-cell table:style-name="ce10" table:formula="of:=HYPERLINK(&quot;https://www.oit.va.gov/Services/TRM/ToolPage.aspx?tid=15416^&quot;;&quot;Medicor Imaging Picture Archiving and Communication System (MiPACS) Storage Server&quot;)" office:value-type="string" office:string-value="Medicor Imaging Picture Archiving and Communication System (MiPACS) Storage Server" calcext:value-type="string">
            <text:p>Medicor Imaging Picture Archiving and Communication System (MiPACS) Storage Server</text:p>
          </table:table-cell>
          <table:table-cell table:style-name="ce13" office:value-type="string" calcext:value-type="string">
            <text:p>Medicor Imaging</text:p>
          </table:table-cell>
          <table:table-cell table:number-columns-repeated="16380"/>
        </table:table-row>
        <table:table-row table:style-name="ro3">
          <table:table-cell table:style-name="ce10" table:formula="of:=HYPERLINK(&quot;https://www.oit.va.gov/Services/TRM/ToolPage.aspx?tid=15417^&quot;;&quot;Medicor Imaging Picture Archiving and Communication System (MiPACS) Utility Suite&quot;)" office:value-type="string" office:string-value="Medicor Imaging Picture Archiving and Communication System (MiPACS) Utility Suite" calcext:value-type="string">
            <text:p>Medicor Imaging Picture Archiving and Communication System (MiPACS) Utility Suite</text:p>
          </table:table-cell>
          <table:table-cell table:style-name="ce13" office:value-type="string" calcext:value-type="string">
            <text:p>Medicor Imaging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1612^&quot;;&quot;Imagex&quot;)" office:value-type="string" office:string-value="Imagex" calcext:value-type="string">
            <text:p>Imagex</text:p>
          </table:table-cell>
          <table:table-cell table:style-name="ce13" office:value-type="string" calcext:value-type="string">
            <text:p>Medicom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9014^&quot;;&quot;Medicalis Workflow Orchestrator&quot;)" office:value-type="string" office:string-value="Medicalis Workflow Orchestrator" calcext:value-type="string">
            <text:p>Medicalis Workflow Orchestrator</text:p>
          </table:table-cell>
          <table:table-cell table:style-name="ce13" office:value-type="string" calcext:value-type="string">
            <text:p>Medicalis Corporation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6864^&quot;;&quot;CareEnhance Review Manager Enterprise (CERMe)&quot;)" office:value-type="string" office:string-value="CareEnhance Review Manager Enterprise (CERMe)" calcext:value-type="string">
            <text:p>CareEnhance Review Manager Enterprise (CERMe)</text:p>
          </table:table-cell>
          <table:table-cell table:style-name="ce13" office:value-type="string" calcext:value-type="string">
            <text:p>McKesson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7046^&quot;;&quot;Enterprise Web Developer (EWD).js&quot;)" office:value-type="string" office:string-value="Enterprise Web Developer (EWD).js" calcext:value-type="string">
            <text:p>Enterprise Web Developer (EWD).js</text:p>
          </table:table-cell>
          <table:table-cell table:style-name="ce13" office:value-type="string" calcext:value-type="string">
            <text:p>M/Gateway Developments Ltd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5538^&quot;;&quot;Lutech Medical Viewer Software&quot;)" office:value-type="string" office:string-value="Lutech Medical Viewer Software" calcext:value-type="string">
            <text:p>Lutech Medical Viewer Software</text:p>
          </table:table-cell>
          <table:table-cell table:style-name="ce13" office:value-type="string" calcext:value-type="string">
            <text:p>Lutech Industries, Inc.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6031^&quot;;&quot;LOGICARE&quot;)" office:value-type="string" office:string-value="LOGICARE" calcext:value-type="string">
            <text:p>LOGICARE</text:p>
          </table:table-cell>
          <table:table-cell table:style-name="ce13" office:value-type="string" calcext:value-type="string">
            <text:p>Krame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7432^&quot;;&quot;UltimateSpell&quot;)" office:value-type="string" office:string-value="UltimateSpell" calcext:value-type="string">
            <text:p>UltimateSpell</text:p>
          </table:table-cell>
          <table:table-cell table:style-name="ce13" office:value-type="string" calcext:value-type="string">
            <text:p>Karamasoft LLC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4893^&quot;;&quot;InVita Unique Device Identifier Tracker (UDITracker)&quot;)" office:value-type="string" office:string-value="InVita Unique Device Identifier Tracker (UDITracker)" calcext:value-type="string">
            <text:p>InVita Unique Device Identifier Tracker (UDITracker)</text:p>
          </table:table-cell>
          <table:table-cell table:style-name="ce13" office:value-type="string" calcext:value-type="string">
            <text:p>InVita Healthcare Technologie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082^&quot;;&quot;Unique Device Identification (UDI) Tracker&quot;)" office:value-type="string" office:string-value="Unique Device Identification (UDI) Tracker" calcext:value-type="string">
            <text:p>Unique Device Identification (UDI) Tracker</text:p>
          </table:table-cell>
          <table:table-cell table:style-name="ce13" office:value-type="string" calcext:value-type="string">
            <text:p>InVita Healthcare Technologie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784^&quot;;&quot;VistA Advanced Analytics&quot;)" office:value-type="string" office:string-value="VistA Advanced Analytics" calcext:value-type="string">
            <text:p>VistA Advanced Analytics</text:p>
          </table:table-cell>
          <table:table-cell table:style-name="ce13" office:value-type="string" calcext:value-type="string">
            <text:p>Intrinisic Systems, Inc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^&quot;;&quot;Cach&amp;#233;&quot;)" office:value-type="string" office:string-value="Cach&amp;#233;" calcext:value-type="string">
            <text:p>Cach&amp;#233;</text:p>
          </table:table-cell>
          <table:table-cell table:style-name="ce13" office:value-type="string" calcext:value-type="string">
            <text:p>Inter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8686^&quot;;&quot;HealthShare&quot;)" office:value-type="string" office:string-value="HealthShare" calcext:value-type="string">
            <text:p>HealthShare</text:p>
          </table:table-cell>
          <table:table-cell table:style-name="ce13" office:value-type="string" calcext:value-type="string">
            <text:p>Inter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1735^&quot;;&quot;Affinity Suite&quot;)" office:value-type="string" office:string-value="Affinity Suite" calcext:value-type="string">
            <text:p>Affinity Suite</text:p>
          </table:table-cell>
          <table:table-cell table:style-name="ce13" office:value-type="string" calcext:value-type="string">
            <text:p>Interacoustic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4828^&quot;;&quot;Intelligent Hearing Systems SmartEP&quot;)" office:value-type="string" office:string-value="Intelligent Hearing Systems SmartEP" calcext:value-type="string">
            <text:p>Intelligent Hearing Systems SmartEP</text:p>
          </table:table-cell>
          <table:table-cell table:style-name="ce13" office:value-type="string" calcext:value-type="string">
            <text:p>Intelligent Hearing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387^&quot;;&quot;MetaVision VistA Application Programming Interface (API)&quot;)" office:value-type="string" office:string-value="MetaVision VistA Application Programming Interface (API)" calcext:value-type="string">
            <text:p>MetaVision VistA Application Programming Interface (API)</text:p>
          </table:table-cell>
          <table:table-cell table:style-name="ce13" office:value-type="string" calcext:value-type="string">
            <text:p>iMDSoft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3990^&quot;;&quot;OmniPro-Accept&quot;)" office:value-type="string" office:string-value="OmniPro-Accept" calcext:value-type="string">
            <text:p>OmniPro-Accept</text:p>
          </table:table-cell>
          <table:table-cell table:style-name="ce13" office:value-type="string" calcext:value-type="string">
            <text:p>IBA Dosimetry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4307^&quot;;&quot;Huron Healthcare Revenue Workflow Management Tools&quot;)" office:value-type="string" office:string-value="Huron Healthcare Revenue Workflow Management Tools" calcext:value-type="string">
            <text:p>Huron Healthcare Revenue Workflow Management Tools</text:p>
          </table:table-cell>
          <table:table-cell table:style-name="ce13" office:value-type="string" calcext:value-type="string">
            <text:p>Huron Consulting Group, Inc.</text:p>
          </table:table-cell>
          <table:table-cell table:number-columns-repeated="16380"/>
        </table:table-row>
        <table:table-row table:style-name="ro3">
          <table:table-cell table:style-name="ce10" table:formula="of:=HYPERLINK(&quot;https://www.oit.va.gov/Services/TRM/ToolPage.aspx?tid=13574^&quot;;&quot;Cirrhosis Order Set and Clinical Decision Support (CirrODS)&quot;)" office:value-type="string" office:string-value="Cirrhosis Order Set and Clinical Decision Support (CirrODS)" calcext:value-type="string">
            <text:p>Cirrhosis Order Set and Clinical Decision Support (CirrODS)</text:p>
          </table:table-cell>
          <table:table-cell table:style-name="ce13" office:value-type="string" calcext:value-type="string">
            <text:p>Health Services Research and Development Service (HSR&amp;D)</text:p>
          </table:table-cell>
          <table:table-cell table:number-columns-repeated="16380"/>
        </table:table-row>
        <table:table-row table:style-name="ro3">
          <table:table-cell table:style-name="ce10" table:formula="of:=HYPERLINK(&quot;https://www.oit.va.gov/Services/TRM/ToolPage.aspx?tid=13751^&quot;;&quot;Data Extractor and Decision Support System (DSS) Enabled Reporting System (DexDERS)&quot;)" office:value-type="string" office:string-value="Data Extractor and Decision Support System (DSS) Enabled Reporting System (DexDERS)" calcext:value-type="string">
            <text:p>Data Extractor and Decision Support System (DSS) Enabled Reporting System (DexDERS)</text:p>
          </table:table-cell>
          <table:table-cell table:style-name="ce13" office:value-type="string" calcext:value-type="string">
            <text:p>Health Services Research and Development Service (HSR&amp;D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8079^&quot;;&quot;ED PulseCheck&quot;)" office:value-type="string" office:string-value="ED PulseCheck" calcext:value-type="string">
            <text:p>ED PulseCheck</text:p>
          </table:table-cell>
          <table:table-cell table:style-name="ce13" office:value-type="string" calcext:value-type="string">
            <text:p>Harris Computer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7196^&quot;;&quot;OneSight&quot;)" office:value-type="string" office:string-value="OneSight" calcext:value-type="string">
            <text:p>OneSight</text:p>
          </table:table-cell>
          <table:table-cell table:style-name="ce13" office:value-type="string" calcext:value-type="string">
            <text:p>Hammer Technologie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2850^&quot;;&quot;Automated Method for Testing Auditory Sensitivity (AMTAS) Pro&quot;)" office:value-type="string" office:string-value="Automated Method for Testing Auditory Sensitivity (AMTAS) Pro" calcext:value-type="string">
            <text:p>Automated Method for Testing Auditory Sensitivity (AMTAS) Pro</text:p>
          </table:table-cell>
          <table:table-cell table:style-name="ce13" office:value-type="string" calcext:value-type="string">
            <text:p>Grason-Stadler</text:p>
          </table:table-cell>
          <table:table-cell table:number-columns-repeated="16380"/>
        </table:table-row>
        <table:table-row table:style-name="ro3">
          <table:table-cell table:style-name="ce10" table:formula="of:=HYPERLINK(&quot;https://www.oit.va.gov/Services/TRM/ToolPage.aspx?tid=9448^&quot;;&quot;CapSure Veterans Health Information Systems and Technology Architecture (VistA)&quot;)" office:value-type="string" office:string-value="CapSure Veterans Health Information Systems and Technology Architecture (VistA)" calcext:value-type="string">
            <text:p>CapSure Veterans Health Information Systems and Technology Architecture (VistA)</text:p>
          </table:table-cell>
          <table:table-cell table:style-name="ce13" office:value-type="string" calcext:value-type="string">
            <text:p>Global Med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7818^&quot;;&quot;StethOne Streaming Stethoscope Over Internet Protocol (IP)&quot;)" office:value-type="string" office:string-value="StethOne Streaming Stethoscope Over Internet Protocol (IP)" calcext:value-type="string">
            <text:p>StethOne Streaming Stethoscope Over Internet Protocol (IP)</text:p>
          </table:table-cell>
          <table:table-cell table:style-name="ce13" office:value-type="string" calcext:value-type="string">
            <text:p>Global Med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8065^&quot;;&quot;GetWellNetwork&quot;)" office:value-type="string" office:string-value="GetWellNetwork" calcext:value-type="string">
            <text:p>GetWellNetwork</text:p>
          </table:table-cell>
          <table:table-cell table:style-name="ce13" office:value-type="string" calcext:value-type="string">
            <text:p>GetWellNetwork Inc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888^&quot;;&quot;Centricity Cardio Workflow (CCW)&quot;)" office:value-type="string" office:string-value="Centricity Cardio Workflow (CCW)" calcext:value-type="string">
            <text:p>Centricity Cardio Workflow (CCW)</text:p>
          </table:table-cell>
          <table:table-cell table:style-name="ce13" office:value-type="string" calcext:value-type="string">
            <text:p>GE Healthcare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887^&quot;;&quot;Centricity Universal Viewer (CUV)&quot;)" office:value-type="string" office:string-value="Centricity Universal Viewer (CUV)" calcext:value-type="string">
            <text:p>Centricity Universal Viewer (CUV)</text:p>
          </table:table-cell>
          <table:table-cell table:style-name="ce13" office:value-type="string" calcext:value-type="string">
            <text:p>GE Healthcare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421^&quot;;&quot;CableIQ Reporter Software&quot;)" office:value-type="string" office:string-value="CableIQ Reporter Software" calcext:value-type="string">
            <text:p>CableIQ Reporter Software</text:p>
          </table:table-cell>
          <table:table-cell table:style-name="ce13" office:value-type="string" calcext:value-type="string">
            <text:p>Fluke Network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8087^&quot;;&quot;Eventlog to Syslog Service for Windows (EVT2SYS)&quot;)" office:value-type="string" office:string-value="Eventlog to Syslog Service for Windows (EVT2SYS)" calcext:value-type="string">
            <text:p>Eventlog to Syslog Service for Windows (EVT2SYS)</text:p>
          </table:table-cell>
          <table:table-cell table:style-name="ce13" office:value-type="string" calcext:value-type="string">
            <text:p>EVT2SYS Open Source Project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5474^&quot;;&quot;LabWriter&quot;)" office:value-type="string" office:string-value="LabWriter" calcext:value-type="string">
            <text:p>LabWriter</text:p>
          </table:table-cell>
          <table:table-cell table:style-name="ce13" office:value-type="string" calcext:value-type="string">
            <text:p>Epredia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1039^&quot;;&quot;Eagle6&quot;)" office:value-type="string" office:string-value="Eagle6" calcext:value-type="string">
            <text:p>Eagle6</text:p>
          </table:table-cell>
          <table:table-cell table:style-name="ce13" office:value-type="string" calcext:value-type="string">
            <text:p>Eagle6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5532^&quot;;&quot;VistA Integration Reporting and Revenue (VIRR)&quot;)" office:value-type="string" office:string-value="VistA Integration Reporting and Revenue (VIRR)" calcext:value-type="string">
            <text:p>VistA Integration Reporting and Revenue (VIRR)</text:p>
          </table:table-cell>
          <table:table-cell table:style-name="ce13" office:value-type="string" calcext:value-type="string">
            <text:p>DS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5372^&quot;;&quot;DSS Order Tracking Manager (OTM) Laboratory&quot;)" office:value-type="string" office:string-value="DSS Order Tracking Manager (OTM) Laboratory" calcext:value-type="string">
            <text:p>DSS Order Tracking Manager (OTM) Laboratory</text:p>
          </table:table-cell>
          <table:table-cell table:style-name="ce13" office:value-type="string" calcext:value-type="string">
            <text:p>DS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8468^&quot;;&quot;Veterans Health Gateway (VHG)&quot;)" office:value-type="string" office:string-value="Veterans Health Gateway (VHG)" calcext:value-type="string">
            <text:p>Veterans Health Gateway (VHG)</text:p>
          </table:table-cell>
          <table:table-cell table:style-name="ce13" office:value-type="string" calcext:value-type="string">
            <text:p>DSHI Systems</text:p>
          </table:table-cell>
          <table:table-cell table:number-columns-repeated="16380"/>
        </table:table-row>
        <table:table-row table:style-name="ro3">
          <table:table-cell table:style-name="ce10" table:formula="of:=HYPERLINK(&quot;https://www.oit.va.gov/Services/TRM/ToolPage.aspx?tid=7755^&quot;;&quot;Innovian Non-Clinical Anesthesia Record Keeping Clinical Information System&quot;)" office:value-type="string" office:string-value="Innovian Non-Clinical Anesthesia Record Keeping Clinical Information System" calcext:value-type="string">
            <text:p>Innovian Non-Clinical Anesthesia Record Keeping Clinical Information System</text:p>
          </table:table-cell>
          <table:table-cell table:style-name="ce13" office:value-type="string" calcext:value-type="string">
            <text:p>Draeger Medical Inc.</text:p>
          </table:table-cell>
          <table:table-cell table:number-columns-repeated="16380"/>
        </table:table-row>
        <table:table-row table:style-name="ro3">
          <table:table-cell table:style-name="ce10" table:formula="of:=HYPERLINK(&quot;https://www.oit.va.gov/Services/TRM/ToolPage.aspx?tid=9505^&quot;;&quot;Document Storage Systems (DSS) VistA Service Oriented Architecture (SOA) Suite&quot;)" office:value-type="string" office:string-value="Document Storage Systems (DSS) VistA Service Oriented Architecture (SOA) Suite" calcext:value-type="string">
            <text:p>Document Storage Systems (DSS) VistA Service Oriented Architecture (SOA) Suite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3">
          <table:table-cell table:style-name="ce10" table:formula="of:=HYPERLINK(&quot;https://www.oit.va.gov/Services/TRM/ToolPage.aspx?tid=7544^&quot;;&quot;Document Storage Systems (DSS) Veterans Information Systems and Technology Architecture (VistA) Chemotherapy Manager (VCM)&quot;)" office:value-type="string" office:string-value="Document Storage Systems (DSS) Veterans Information Systems and Technology Architecture (VistA) Chemotherapy Manager (VCM)" calcext:value-type="string">
            <text:p>Document Storage Systems (DSS) Veterans Information Systems and Technology Architecture (VistA) Chemotherapy Manager (VCM)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6187^&quot;;&quot;Order Tracking Management (OTM) - Radiology Module&quot;)" office:value-type="string" office:string-value="Order Tracking Management (OTM) - Radiology Module" calcext:value-type="string">
            <text:p>Order Tracking Management (OTM) - Radiology Module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5703^&quot;;&quot;Document Storage System (DSS) Encoder Product Suite (EPS)&quot;)" office:value-type="string" office:string-value="Document Storage System (DSS) Encoder Product Suite (EPS)" calcext:value-type="string">
            <text:p>Document Storage System (DSS) Encoder Product Suite (EPS)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8212^&quot;;&quot;Document Storage Systems (DSS) Mental Health Suite (MHS)&quot;)" office:value-type="string" office:string-value="Document Storage Systems (DSS) Mental Health Suite (MHS)" calcext:value-type="string">
            <text:p>Document Storage Systems (DSS) Mental Health Suite (MHS)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5470^&quot;;&quot;Document Storage Systems, Inc (DSS) RxTracker&quot;)" office:value-type="string" office:string-value="Document Storage Systems, Inc (DSS) RxTracker" calcext:value-type="string">
            <text:p>Document Storage Systems, Inc (DSS) RxTracker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8603^&quot;;&quot;DSS Dental Record Manager (DRM) Plus&quot;)" office:value-type="string" office:string-value="DSS Dental Record Manager (DRM) Plus" calcext:value-type="string">
            <text:p>DSS Dental Record Manager (DRM) Plus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4854^&quot;;&quot;DSS VistA Chemotherapy Manager (VCM) Order Status Fix It Tool&quot;)" office:value-type="string" office:string-value="DSS VistA Chemotherapy Manager (VCM) Order Status Fix It Tool" calcext:value-type="string">
            <text:p>DSS VistA Chemotherapy Manager (VCM) Order Status Fix It Tool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5262^&quot;;&quot;Document Storage Systems (DSS) Diasyst&quot;)" office:value-type="string" office:string-value="Document Storage Systems (DSS) Diasyst" calcext:value-type="string">
            <text:p>Document Storage Systems (DSS) Diasyst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312^&quot;;&quot;Document Storage Systems (DSS) Enterprise Reporting&quot;)" office:value-type="string" office:string-value="Document Storage Systems (DSS) Enterprise Reporting" calcext:value-type="string">
            <text:p>Document Storage Systems (DSS) Enterprise Reporting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8604^&quot;;&quot;DSS Fee Basis Claims Systems (FBCS)&quot;)" office:value-type="string" office:string-value="DSS Fee Basis Claims Systems (FBCS)" calcext:value-type="string">
            <text:p>DSS Fee Basis Claims Systems (FBCS)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7725^&quot;;&quot;Document Storage System (DSS) Above PAR (APAR)&quot;)" office:value-type="string" office:string-value="Document Storage System (DSS) Above PAR (APAR)" calcext:value-type="string">
            <text:p>Document Storage System (DSS) Above PAR (APAR)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1265^&quot;;&quot;Document Storage System (DSS) VitalsLink&quot;)" office:value-type="string" office:string-value="Document Storage System (DSS) VitalsLink" calcext:value-type="string">
            <text:p>Document Storage System (DSS) VitalsLink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3">
          <table:table-cell table:style-name="ce10" table:formula="of:=HYPERLINK(&quot;https://www.oit.va.gov/Services/TRM/ToolPage.aspx?tid=8969^&quot;;&quot;Document Storage Systems (DSS) Clinical Information System (CIS)-DataBridge&quot;)" office:value-type="string" office:string-value="Document Storage Systems (DSS) Clinical Information System (CIS)-DataBridge" calcext:value-type="string">
            <text:p>Document Storage Systems (DSS) Clinical Information System (CIS)-DataBridge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8602^&quot;;&quot;Document Storage Systems (DSS) Clinical Note Templates (CNT) Plus&quot;)" office:value-type="string" office:string-value="Document Storage Systems (DSS) Clinical Note Templates (CNT) Plus" calcext:value-type="string">
            <text:p>Document Storage Systems (DSS) Clinical Note Templates (CNT) Plus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967^&quot;;&quot;Document Storage Systems (DSS) Data Miner&quot;)" office:value-type="string" office:string-value="Document Storage Systems (DSS) Data Miner" calcext:value-type="string">
            <text:p>Document Storage Systems (DSS) Data Miner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968^&quot;;&quot;Document Storage Systems (DSS) ForSite2020&quot;)" office:value-type="string" office:string-value="Document Storage Systems (DSS) ForSite2020" calcext:value-type="string">
            <text:p>Document Storage Systems (DSS) ForSite2020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8971^&quot;;&quot;Document Storage Systems (DSS) Insurance Capture Buffer (ICB)&quot;)" office:value-type="string" office:string-value="Document Storage Systems (DSS) Insurance Capture Buffer (ICB)" calcext:value-type="string">
            <text:p>Document Storage Systems (DSS) Insurance Capture Buffer (ICB)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9450^&quot;;&quot;Document Storage Systems (DSS) Integration Framework&quot;)" office:value-type="string" office:string-value="Document Storage Systems (DSS) Integration Framework" calcext:value-type="string">
            <text:p>Document Storage Systems (DSS) Integration Framework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3">
          <table:table-cell table:style-name="ce10" table:formula="of:=HYPERLINK(&quot;https://www.oit.va.gov/Services/TRM/ToolPage.aspx?tid=12929^&quot;;&quot;Document Storage Systems (DSS) Prescription Drug Monitoring Program (PDMP)&quot;)" office:value-type="string" office:string-value="Document Storage Systems (DSS) Prescription Drug Monitoring Program (PDMP)" calcext:value-type="string">
            <text:p>Document Storage Systems (DSS) Prescription Drug Monitoring Program (PDMP)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8972^&quot;;&quot;Document Storage Systems (DSS) Release of Information (ROI)&quot;)" office:value-type="string" office:string-value="Document Storage Systems (DSS) Release of Information (ROI)" calcext:value-type="string">
            <text:p>Document Storage Systems (DSS) Release of Information (ROI)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7563^&quot;;&quot;Document Storage Systems (DSS) Rx-Framework&quot;)" office:value-type="string" office:string-value="Document Storage Systems (DSS) Rx-Framework" calcext:value-type="string">
            <text:p>Document Storage Systems (DSS) Rx-Framework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3">
          <table:table-cell table:style-name="ce10" table:formula="of:=HYPERLINK(&quot;https://www.oit.va.gov/Services/TRM/ToolPage.aspx?tid=13874^&quot;;&quot;Document Storage Systems (DSS) Unique Device Identification (UDI) Tracker Integration Framework&quot;)" office:value-type="string" office:string-value="Document Storage Systems (DSS) Unique Device Identification (UDI) Tracker Integration Framework" calcext:value-type="string">
            <text:p>Document Storage Systems (DSS) Unique Device Identification (UDI) Tracker Integration Framework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8609^&quot;;&quot;DSS Advanced Prosthetics Acquisition Tool (APAT)&quot;)" office:value-type="string" office:string-value="DSS Advanced Prosthetics Acquisition Tool (APAT)" calcext:value-type="string">
            <text:p>DSS Advanced Prosthetics Acquisition Tool (APAT)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8970^&quot;;&quot;DSS Enterprise Manager&quot;)" office:value-type="string" office:string-value="DSS Enterprise Manager" calcext:value-type="string">
            <text:p>DSS Enterprise Manager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6052^&quot;;&quot;DSS Order Tracking Manager (OTM) Dermatology&quot;)" office:value-type="string" office:string-value="DSS Order Tracking Manager (OTM) Dermatology" calcext:value-type="string">
            <text:p>DSS Order Tracking Manager (OTM) Dermatology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5205^&quot;;&quot;DSS Order Tracking Manager (OTM) Oncology&quot;)" office:value-type="string" office:string-value="DSS Order Tracking Manager (OTM) Oncology" calcext:value-type="string">
            <text:p>DSS Order Tracking Manager (OTM) Oncology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3735^&quot;;&quot;DSS Order Tracking Manager (OTM) Pharmacy&quot;)" office:value-type="string" office:string-value="DSS Order Tracking Manager (OTM) Pharmacy" calcext:value-type="string">
            <text:p>DSS Order Tracking Manager (OTM) Pharmacy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5187^&quot;;&quot;DSS Order Tracking Manager (OTM) Radiology&quot;)" office:value-type="string" office:string-value="DSS Order Tracking Manager (OTM) Radiology" calcext:value-type="string">
            <text:p>DSS Order Tracking Manager (OTM) Radiology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3">
          <table:table-cell table:style-name="ce10" table:formula="of:=HYPERLINK(&quot;https://www.oit.va.gov/Services/TRM/ToolPage.aspx?tid=9707^&quot;;&quot;Document Storage Systems (DSS) Iconic Data Patient Case Manager (PCM) High Reliability Organization (HRO) Platform&quot;)" office:value-type="string" office:string-value="Document Storage Systems (DSS) Iconic Data Patient Case Manager (PCM) High Reliability Organization (HRO) Platform" calcext:value-type="string">
            <text:p>Document Storage Systems (DSS) Iconic Data Patient Case Manager (PCM) High Reliability Organization (HRO) Platform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8317^&quot;;&quot;Document Storage Systems (DSS) LiveData PeriOp Manager&quot;)" office:value-type="string" office:string-value="Document Storage Systems (DSS) LiveData PeriOp Manager" calcext:value-type="string">
            <text:p>Document Storage Systems (DSS) LiveData PeriOp Manager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3">
          <table:table-cell table:style-name="ce10" table:formula="of:=HYPERLINK(&quot;https://www.oit.va.gov/Services/TRM/ToolPage.aspx?tid=14079^&quot;;&quot;Document Storage System (DSS) Consult Tracking Manager Plus (CTM+)&quot;)" office:value-type="string" office:string-value="Document Storage System (DSS) Consult Tracking Manager Plus (CTM+)" calcext:value-type="string">
            <text:p>Document Storage System (DSS) Consult Tracking Manager Plus (CTM+)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5783^&quot;;&quot;Document Storage System (DSS) Infusion Therapy Manager (ITM)&quot;)" office:value-type="string" office:string-value="Document Storage System (DSS) Infusion Therapy Manager (ITM)" calcext:value-type="string">
            <text:p>Document Storage System (DSS) Infusion Therapy Manager (ITM)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3">
          <table:table-cell table:style-name="ce10" table:formula="of:=HYPERLINK(&quot;https://www.oit.va.gov/Services/TRM/ToolPage.aspx?tid=9147^&quot;;&quot;Document Storage Systems (DSS) Caribou Community Living Care (CLC) Suite&quot;)" office:value-type="string" office:string-value="Document Storage Systems (DSS) Caribou Community Living Care (CLC) Suite" calcext:value-type="string">
            <text:p>Document Storage Systems (DSS) Caribou Community Living Care (CLC) Suite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3">
          <table:table-cell table:style-name="ce10" table:formula="of:=HYPERLINK(&quot;https://www.oit.va.gov/Services/TRM/ToolPage.aspx?tid=10654^&quot;;&quot;Document Storage Systems (DSS) Comprehensive Care Coordination (C3)&quot;)" office:value-type="string" office:string-value="Document Storage Systems (DSS) Comprehensive Care Coordination (C3)" calcext:value-type="string">
            <text:p>Document Storage Systems (DSS) Comprehensive Care Coordination (C3)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9591^&quot;;&quot;Document Storage Systems (DSS) CyberREN&quot;)" office:value-type="string" office:string-value="Document Storage Systems (DSS) CyberREN" calcext:value-type="string">
            <text:p>Document Storage Systems (DSS) CyberREN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7722^&quot;;&quot;Document Storage Systems (DSS) DocManager&quot;)" office:value-type="string" office:string-value="Document Storage Systems (DSS) DocManager" calcext:value-type="string">
            <text:p>Document Storage Systems (DSS) DocManager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2996^&quot;;&quot;Document Storage Systems (DSS) Face2Face Manager&quot;)" office:value-type="string" office:string-value="Document Storage Systems (DSS) Face2Face Manager" calcext:value-type="string">
            <text:p>Document Storage Systems (DSS) Face2Face Manager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9778^&quot;;&quot;DSS Consult Tracking Manager (CTM)&quot;)" office:value-type="string" office:string-value="DSS Consult Tracking Manager (CTM)" calcext:value-type="string">
            <text:p>DSS Consult Tracking Manager (CTM)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1656^&quot;;&quot;DSS Radiation Oncology&quot;)" office:value-type="string" office:string-value="DSS Radiation Oncology" calcext:value-type="string">
            <text:p>DSS Radiation Oncology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3000^&quot;;&quot;DSS RadWise&quot;)" office:value-type="string" office:string-value="DSS RadWise" calcext:value-type="string">
            <text:p>DSS RadWise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4853^&quot;;&quot;Patient Flow Suite (PFS)&quot;)" office:value-type="string" office:string-value="Patient Flow Suite (PFS)" calcext:value-type="string">
            <text:p>Patient Flow Suite (PFS)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8302^&quot;;&quot;TeleCare Record Manager (TRM) Plus&quot;)" office:value-type="string" office:string-value="TeleCare Record Manager (TRM) Plus" calcext:value-type="string">
            <text:p>TeleCare Record Manager (TRM) Plus</text:p>
          </table:table-cell>
          <table:table-cell table:style-name="ce13" office:value-type="string" calcext:value-type="string">
            <text:p>Document Storage Systems, Inc (DSS)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6698^&quot;;&quot;IETester&quot;)" office:value-type="string" office:string-value="IETester" calcext:value-type="string">
            <text:p>IETester</text:p>
          </table:table-cell>
          <table:table-cell table:style-name="ce13" office:value-type="string" calcext:value-type="string">
            <text:p>DeBugBar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6865^&quot;;&quot;Evaluation Protocol (EP) Evaluator&quot;)" office:value-type="string" office:string-value="Evaluation Protocol (EP) Evaluator" calcext:value-type="string">
            <text:p>Evaluation Protocol (EP) Evaluator</text:p>
          </table:table-cell>
          <table:table-cell table:style-name="ce13" office:value-type="string" calcext:value-type="string">
            <text:p>Data Innovations, LLC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4011^&quot;;&quot;PhotoImpact&quot;)" office:value-type="string" office:string-value="PhotoImpact" calcext:value-type="string">
            <text:p>PhotoImpact</text:p>
          </table:table-cell>
          <table:table-cell table:style-name="ce13" office:value-type="string" calcext:value-type="string">
            <text:p>Corel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6476^&quot;;&quot;VascuPro&quot;)" office:value-type="string" office:string-value="VascuPro" calcext:value-type="string">
            <text:p>VascuPro</text:p>
          </table:table-cell>
          <table:table-cell table:style-name="ce13" office:value-type="string" calcext:value-type="string">
            <text:p>Consensus Medical Systems, Inc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7764^&quot;;&quot;CliniComp&quot;)" office:value-type="string" office:string-value="CliniComp" calcext:value-type="string">
            <text:p>CliniComp</text:p>
          </table:table-cell>
          <table:table-cell table:style-name="ce13" office:value-type="string" calcext:value-type="string">
            <text:p>CliniComp International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9432^&quot;;&quot;Clinical Outcomes Reporting Informatics (CORI2)&quot;)" office:value-type="string" office:string-value="Clinical Outcomes Reporting Informatics (CORI2)" calcext:value-type="string">
            <text:p>Clinical Outcomes Reporting Informatics (CORI2)</text:p>
          </table:table-cell>
          <table:table-cell table:style-name="ce13" office:value-type="string" calcext:value-type="string">
            <text:p>Clinical Outcomes Reporting Informatic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9142^&quot;;&quot;Humphrey Field Analyzer (HFA) II-i Application Software&quot;)" office:value-type="string" office:string-value="Humphrey Field Analyzer (HFA) II-i Application Software" calcext:value-type="string">
            <text:p>Humphrey Field Analyzer (HFA) II-i Application Software</text:p>
          </table:table-cell>
          <table:table-cell table:style-name="ce13" office:value-type="string" calcext:value-type="string">
            <text:p>Carl Zeiss Meditec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8254^&quot;;&quot;CareWare&quot;)" office:value-type="string" office:string-value="CareWare" calcext:value-type="string">
            <text:p>CareWare</text:p>
          </table:table-cell>
          <table:table-cell table:style-name="ce13" office:value-type="string" calcext:value-type="string">
            <text:p>CareSystems, Inc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1807^&quot;;&quot;CS 3D Imaging&quot;)" office:value-type="string" office:string-value="CS 3D Imaging" calcext:value-type="string">
            <text:p>CS 3D Imaging</text:p>
          </table:table-cell>
          <table:table-cell table:style-name="ce13" office:value-type="string" calcext:value-type="string">
            <text:p>Carestream Medical and Dental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8165^&quot;;&quot;Behavioral Health Laboratory (BHL)&quot;)" office:value-type="string" office:string-value="Behavioral Health Laboratory (BHL)" calcext:value-type="string">
            <text:p>Behavioral Health Laboratory (BHL)</text:p>
          </table:table-cell>
          <table:table-cell table:style-name="ce13" office:value-type="string" calcext:value-type="string">
            <text:p>Capital Solution Design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7557^&quot;;&quot;Brillians&quot;)" office:value-type="string" office:string-value="Brillians" calcext:value-type="string">
            <text:p>Brillians</text:p>
          </table:table-cell>
          <table:table-cell table:style-name="ce13" office:value-type="string" calcext:value-type="string">
            <text:p>Brillian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7910^&quot;;&quot;Health Buddy Health Level 7 (HL7)&quot;)" office:value-type="string" office:string-value="Health Buddy Health Level 7 (HL7)" calcext:value-type="string">
            <text:p>Health Buddy Health Level 7 (HL7)</text:p>
          </table:table-cell>
          <table:table-cell table:style-name="ce13" office:value-type="string" calcext:value-type="string">
            <text:p>Bosch Healthcare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5154^&quot;;&quot;PraediTrial&quot;)" office:value-type="string" office:string-value="PraediTrial" calcext:value-type="string">
            <text:p>PraediTrial</text:p>
          </table:table-cell>
          <table:table-cell table:style-name="ce13" office:value-type="string" calcext:value-type="string">
            <text:p>BitScopic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3232^&quot;;&quot;PraediAlert&quot;)" office:value-type="string" office:string-value="PraediAlert" calcext:value-type="string">
            <text:p>PraediAlert</text:p>
          </table:table-cell>
          <table:table-cell table:style-name="ce13" office:value-type="string" calcext:value-type="string">
            <text:p>BitScopic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1439^&quot;;&quot;PraediCare&quot;)" office:value-type="string" office:string-value="PraediCare" calcext:value-type="string">
            <text:p>PraediCare</text:p>
          </table:table-cell>
          <table:table-cell table:style-name="ce13" office:value-type="string" calcext:value-type="string">
            <text:p>BitScopic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981^&quot;;&quot;Biopoint Treatment Scheduler&quot;)" office:value-type="string" office:string-value="Biopoint Treatment Scheduler" calcext:value-type="string">
            <text:p>Biopoint Treatment Scheduler</text:p>
          </table:table-cell>
          <table:table-cell table:style-name="ce13" office:value-type="string" calcext:value-type="string">
            <text:p>Bio-Optronic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831^&quot;;&quot;Infusion Barcode Medication Administration (BCMA)&quot;)" office:value-type="string" office:string-value="Infusion Barcode Medication Administration (BCMA)" calcext:value-type="string">
            <text:p>Infusion Barcode Medication Administration (BCMA)</text:p>
          </table:table-cell>
          <table:table-cell table:style-name="ce13" office:value-type="string" calcext:value-type="string">
            <text:p>Becton, Dickinson and Company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9374^&quot;;&quot;Knowledge Portal for BD Pyxis Medication Technologies&quot;)" office:value-type="string" office:string-value="Knowledge Portal for BD Pyxis Medication Technologies" calcext:value-type="string">
            <text:p>Knowledge Portal for BD Pyxis Medication Technologies</text:p>
          </table:table-cell>
          <table:table-cell table:style-name="ce13" office:value-type="string" calcext:value-type="string">
            <text:p>Becton, Dickinson and Company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5383^&quot;;&quot;Voalte Platform&quot;)" office:value-type="string" office:string-value="Voalte Platform" calcext:value-type="string">
            <text:p>Voalte Platform</text:p>
          </table:table-cell>
          <table:table-cell table:style-name="ce13" office:value-type="string" calcext:value-type="string">
            <text:p>Baxter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652^&quot;;&quot;AviTracks Disease Management (AviTracks-DM)&quot;)" office:value-type="string" office:string-value="AviTracks Disease Management (AviTracks-DM)" calcext:value-type="string">
            <text:p>AviTracks Disease Management (AviTracks-DM)</text:p>
          </table:table-cell>
          <table:table-cell table:style-name="ce13" office:value-type="string" calcext:value-type="string">
            <text:p>Avicenna Medical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9483^&quot;;&quot;MedRec Inpatient&quot;)" office:value-type="string" office:string-value="MedRec Inpatient" calcext:value-type="string">
            <text:p>MedRec Inpatient</text:p>
          </table:table-cell>
          <table:table-cell table:style-name="ce13" office:value-type="string" calcext:value-type="string">
            <text:p>Avicenna Medical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5952^&quot;;&quot;MedRec Outpatient&quot;)" office:value-type="string" office:string-value="MedRec Outpatient" calcext:value-type="string">
            <text:p>MedRec Outpatient</text:p>
          </table:table-cell>
          <table:table-cell table:style-name="ce13" office:value-type="string" calcext:value-type="string">
            <text:p>Avicenna Medical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804^&quot;;&quot;AudioBALANCE&quot;)" office:value-type="string" office:string-value="AudioBALANCE" calcext:value-type="string">
            <text:p>AudioBALANCE</text:p>
          </table:table-cell>
          <table:table-cell table:style-name="ce13" office:value-type="string" calcext:value-type="string">
            <text:p>AudioCARE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795^&quot;;&quot;AudioCANCEL&quot;)" office:value-type="string" office:string-value="AudioCANCEL" calcext:value-type="string">
            <text:p>AudioCANCEL</text:p>
          </table:table-cell>
          <table:table-cell table:style-name="ce13" office:value-type="string" calcext:value-type="string">
            <text:p>AudioCARE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148^&quot;;&quot;AudioCARE&quot;)" office:value-type="string" office:string-value="AudioCARE" calcext:value-type="string">
            <text:p>AudioCARE</text:p>
          </table:table-cell>
          <table:table-cell table:style-name="ce13" office:value-type="string" calcext:value-type="string">
            <text:p>AudioCARE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806^&quot;;&quot;AudioCOMMUNICATOR&quot;)" office:value-type="string" office:string-value="AudioCOMMUNICATOR" calcext:value-type="string">
            <text:p>AudioCOMMUNICATOR</text:p>
          </table:table-cell>
          <table:table-cell table:style-name="ce13" office:value-type="string" calcext:value-type="string">
            <text:p>AudioCARE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799^&quot;;&quot;AudioINQUIRY&quot;)" office:value-type="string" office:string-value="AudioINQUIRY" calcext:value-type="string">
            <text:p>AudioINQUIRY</text:p>
          </table:table-cell>
          <table:table-cell table:style-name="ce13" office:value-type="string" calcext:value-type="string">
            <text:p>AudioCARE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4339^&quot;;&quot;AudioPREFILL&quot;)" office:value-type="string" office:string-value="AudioPREFILL" calcext:value-type="string">
            <text:p>AudioPREFILL</text:p>
          </table:table-cell>
          <table:table-cell table:style-name="ce13" office:value-type="string" calcext:value-type="string">
            <text:p>AudioCARE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802^&quot;;&quot;AudioRECALL&quot;)" office:value-type="string" office:string-value="AudioRECALL" calcext:value-type="string">
            <text:p>AudioRECALL</text:p>
          </table:table-cell>
          <table:table-cell table:style-name="ce13" office:value-type="string" calcext:value-type="string">
            <text:p>AudioCARE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801^&quot;;&quot;AudioRecallReminder&quot;)" office:value-type="string" office:string-value="AudioRecallReminder" calcext:value-type="string">
            <text:p>AudioRecallReminder</text:p>
          </table:table-cell>
          <table:table-cell table:style-name="ce13" office:value-type="string" calcext:value-type="string">
            <text:p>AudioCARE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7928^&quot;;&quot;AudioRefill&quot;)" office:value-type="string" office:string-value="AudioRefill" calcext:value-type="string">
            <text:p>AudioRefill</text:p>
          </table:table-cell>
          <table:table-cell table:style-name="ce13" office:value-type="string" calcext:value-type="string">
            <text:p>AudioCARE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793^&quot;;&quot;AudioREMINDER&quot;)" office:value-type="string" office:string-value="AudioREMINDER" calcext:value-type="string">
            <text:p>AudioREMINDER</text:p>
          </table:table-cell>
          <table:table-cell table:style-name="ce13" office:value-type="string" calcext:value-type="string">
            <text:p>AudioCARE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800^&quot;;&quot;AudioRENEWAL&quot;)" office:value-type="string" office:string-value="AudioRENEWAL" calcext:value-type="string">
            <text:p>AudioRENEWAL</text:p>
          </table:table-cell>
          <table:table-cell table:style-name="ce13" office:value-type="string" calcext:value-type="string">
            <text:p>AudioCARE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811^&quot;;&quot;AudioCONTACT&quot;)" office:value-type="string" office:string-value="AudioCONTACT" calcext:value-type="string">
            <text:p>AudioCONTACT</text:p>
          </table:table-cell>
          <table:table-cell table:style-name="ce13" office:value-type="string" calcext:value-type="string">
            <text:p>AudioCARE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803^&quot;;&quot;AudioNOTES&quot;)" office:value-type="string" office:string-value="AudioNOTES" calcext:value-type="string">
            <text:p>AudioNOTES</text:p>
          </table:table-cell>
          <table:table-cell table:style-name="ce13" office:value-type="string" calcext:value-type="string">
            <text:p>AudioCARE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805^&quot;;&quot;AudioRxInfo&quot;)" office:value-type="string" office:string-value="AudioRxInfo" calcext:value-type="string">
            <text:p>AudioRxInfo</text:p>
          </table:table-cell>
          <table:table-cell table:style-name="ce13" office:value-type="string" calcext:value-type="string">
            <text:p>AudioCARE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1772^&quot;;&quot;AudioRxReady&quot;)" office:value-type="string" office:string-value="AudioRxReady" calcext:value-type="string">
            <text:p>AudioRxReady</text:p>
          </table:table-cell>
          <table:table-cell table:style-name="ce13" office:value-type="string" calcext:value-type="string">
            <text:p>AudioCARE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810^&quot;;&quot;AudioVERIFY&quot;)" office:value-type="string" office:string-value="AudioVERIFY" calcext:value-type="string">
            <text:p>AudioVERIFY</text:p>
          </table:table-cell>
          <table:table-cell table:style-name="ce13" office:value-type="string" calcext:value-type="string">
            <text:p>AudioCARE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797^&quot;;&quot;E-CANCEL&quot;)" office:value-type="string" office:string-value="E-CANCEL" calcext:value-type="string">
            <text:p>E-CANCEL</text:p>
          </table:table-cell>
          <table:table-cell table:style-name="ce13" office:value-type="string" calcext:value-type="string">
            <text:p>AudioCARE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796^&quot;;&quot;E-REMINDER&quot;)" office:value-type="string" office:string-value="E-REMINDER" calcext:value-type="string">
            <text:p>E-REMINDER</text:p>
          </table:table-cell>
          <table:table-cell table:style-name="ce13" office:value-type="string" calcext:value-type="string">
            <text:p>AudioCARE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798^&quot;;&quot;TM-CANCEL&quot;)" office:value-type="string" office:string-value="TM-CANCEL" calcext:value-type="string">
            <text:p>TM-CANCEL</text:p>
          </table:table-cell>
          <table:table-cell table:style-name="ce13" office:value-type="string" calcext:value-type="string">
            <text:p>AudioCARE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809^&quot;;&quot;TM-COMMUNICATOR&quot;)" office:value-type="string" office:string-value="TM-COMMUNICATOR" calcext:value-type="string">
            <text:p>TM-COMMUNICATOR</text:p>
          </table:table-cell>
          <table:table-cell table:style-name="ce13" office:value-type="string" calcext:value-type="string">
            <text:p>AudioCARE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0794^&quot;;&quot;TM-REMINDER&quot;)" office:value-type="string" office:string-value="TM-REMINDER" calcext:value-type="string">
            <text:p>TM-REMINDER</text:p>
          </table:table-cell>
          <table:table-cell table:style-name="ce13" office:value-type="string" calcext:value-type="string">
            <text:p>AudioCARE Systems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8071^&quot;;&quot;Project Re-Engineered Discharge (RED)&quot;)" office:value-type="string" office:string-value="Project Re-Engineered Discharge (RED)" calcext:value-type="string">
            <text:p>Project Re-Engineered Discharge (RED)</text:p>
          </table:table-cell>
          <table:table-cell table:style-name="ce13" office:value-type="string" calcext:value-type="string">
            <text:p>Agency for Healthcare Research and Quality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5582^&quot;;&quot;Biopoint Patient Identification Wristband System&quot;)" office:value-type="string" office:string-value="Biopoint Patient Identification Wristband System" calcext:value-type="string">
            <text:p>Biopoint Patient Identification Wristband System</text:p>
          </table:table-cell>
          <table:table-cell table:style-name="ce13" office:value-type="string" calcext:value-type="string">
            <text:p>Advarra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8013^&quot;;&quot;bioPoint Barcode Point of Care (BPOC)&quot;)" office:value-type="string" office:string-value="bioPoint Barcode Point of Care (BPOC)" calcext:value-type="string">
            <text:p>bioPoint Barcode Point of Care (BPOC)</text:p>
          </table:table-cell>
          <table:table-cell table:style-name="ce13" office:value-type="string" calcext:value-type="string">
            <text:p>Advarra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8159^&quot;;&quot;Day-of-Care&quot;)" office:value-type="string" office:string-value="Day-of-Care" calcext:value-type="string">
            <text:p>Day-of-Care</text:p>
          </table:table-cell>
          <table:table-cell table:style-name="ce13" office:value-type="string" calcext:value-type="string">
            <text:p>Advarra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5872^&quot;;&quot;Adobe Help Viewer&quot;)" office:value-type="string" office:string-value="Adobe Help Viewer" calcext:value-type="string">
            <text:p>Adobe Help Viewer</text:p>
          </table:table-cell>
          <table:table-cell table:style-name="ce13" office:value-type="string" calcext:value-type="string">
            <text:p>Adobe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5865^&quot;;&quot;Accu-Care&quot;)" office:value-type="string" office:string-value="Accu-Care" calcext:value-type="string">
            <text:p>Accu-Care</text:p>
          </table:table-cell>
          <table:table-cell table:style-name="ce13" office:value-type="string" calcext:value-type="string">
            <text:p>AccuMed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1044^&quot;;&quot;Connexion&quot;)" office:value-type="string" office:string-value="Connexion" calcext:value-type="string">
            <text:p>Connexion</text:p>
          </table:table-cell>
          <table:table-cell table:style-name="ce13" office:value-type="string" calcext:value-type="string">
            <text:p>3M</text:p>
          </table:table-cell>
          <table:table-cell table:number-columns-repeated="16380"/>
        </table:table-row>
        <table:table-row table:style-name="ro1">
          <table:table-cell table:style-name="ce10" table:formula="of:=HYPERLINK(&quot;https://www.oit.va.gov/Services/TRM/ToolPage.aspx?tid=15178^&quot;;&quot;Coding and Reimbursement System Plus (CRS+)&quot;)" office:value-type="string" office:string-value="Coding and Reimbursement System Plus (CRS+)" calcext:value-type="string">
            <text:p>Coding and Reimbursement System Plus (CRS+)</text:p>
          </table:table-cell>
          <table:table-cell table:style-name="ce13" office:value-type="string" calcext:value-type="string">
            <text:p>3M</text:p>
          </table:table-cell>
          <table:table-cell table:number-columns-repeated="16380"/>
        </table:table-row>
        <table:table-row table:style-name="ro3">
          <table:table-cell table:style-name="ce10" table:formula="of:=HYPERLINK(&quot;https://www.oit.va.gov/Services/TRM/ToolPage.aspx?tid=16177^&quot;;&quot;Accounts Receivable Management System Provider Reimbursement Optimization (ARMS PRO)&quot;)" office:value-type="string" office:string-value="Accounts Receivable Management System Provider Reimbursement Optimization (ARMS PRO)" calcext:value-type="string">
            <text:p>Accounts Receivable Management System Provider Reimbursement Optimization (ARMS PRO)</text:p>
          </table:table-cell>
          <table:table-cell table:style-name="ce13" office:value-type="string" calcext:value-type="string">
            <text:p>3D4Medical</text:p>
          </table:table-cell>
          <table:table-cell table:number-columns-repeated="16380"/>
        </table:table-row>
        <table:table-row table:style-name="ro1" table:number-rows-repeated="1048390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Pivot Table_TRM_Search_Result_1" table:style-name="ta2">
        <office:forms form:automatic-focus="false" form:apply-design-mode="false"/>
        <table:table-column table:style-name="co5" table:default-cell-style-name="ce26"/>
        <table:table-column table:style-name="co4" table:default-cell-style-name="ce30"/>
        <table:table-row table:style-name="ro1">
          <table:table-cell table:style-name="ce15" office:value-type="string" calcext:value-type="string">
            <text:p>Vendor</text:p>
          </table:table-cell>
          <table:table-cell table:style-name="ce28" office:value-type="string" calcext:value-type="string">
            <text:p>Count - Vendor</text:p>
          </table:table-cell>
        </table:table-row>
        <table:table-row table:style-name="ro1">
          <table:table-cell table:style-name="ce25" office:value-type="string" calcext:value-type="string">
            <text:p>Total Result</text:p>
          </table:table-cell>
          <table:table-cell table:style-name="ce29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Document Storage Systems, Inc (DSS)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udioCARE System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var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vicenna Medical Syste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tScop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an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cton, Dickinson and Compan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 Healthca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obal M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alth Services Research and Development Service (HSR&amp;D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rSystem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Vita Healthcare Technolog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or Imag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S Softwa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pcom Wireless, In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ylor Healthca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 OIT Product Develop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string" calcext:value-type="string">
            <text:p>3D4Medical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uM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o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ency for Healthcare Research and Qual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x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-Optron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sch Healthc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lli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ital Solution Desig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estream Medical and Den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eSystems, I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 Zeiss Medit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utcomes Reporting Informat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omp Internatio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ensus Medical Systems, I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 Innovations, L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BugB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eger Medical In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HI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gle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re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T2SYS Open Source Proj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uke Networ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WellNetwork I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son-Stad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mmer 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 Compu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ron Consulting Group, In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A Dosimet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DSof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lligent Hearing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acoust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rinisic Systems, I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amasoft L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a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tech Industries, In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/Gateway Developments Lt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Kes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is Corpo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Modal IP L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rola Solutions, In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sm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imal S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EH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ble Health, In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i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is Clinical S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KW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ision software &amp; consul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Sphere Tek, In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tre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dy Compu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he Diagnost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se Sham, In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neider Elec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tegic Reporting Systems, In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raVISTA Medical DSS, LL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vidia Heal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 Health Netwo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 of New Mexico Center on Alcoholism, Substance Abuse, and Addic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 Developed Class 2 or Class 3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cna Technologies, I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tana Medical Syste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ta Medical LT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el 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cebro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lch All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rfen</text:p>
          </table:table-cell>
          <table:table-cell table:style-name="ce32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RM_Search_Result.A1:TRM_Search_Result.B185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Pivot Table_TRM_Search_Result_1'.A1:'Pivot Table_TRM_Search_Result_1'.XFD1048576" table:contains-header="fals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TRM_Search_Result_1'.A1:'Pivot Table_TRM_Search_Result_1'.B95" table:buttons="'Pivot Table_TRM_Search_Result_1'.A1" table:show-filter-button="false" table:drill-down-on-double-click="false">
          <table:source-cell-range table:cell-range-address="TRM_Search_Result.B1:TRM_Search_Result.B18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endor" table:orientation="row" table:used-hierarchy="0" table:function="auto">
            <table:data-pilot-level table:show-empty="false" calcext:repeat-item-labels="false">
              <table:data-pilot-members>
                <table:data-pilot-member table:name="3D4Medical" table:display="true" table:show-details="true"/>
                <table:data-pilot-member table:name="3M" table:display="true" table:show-details="true"/>
                <table:data-pilot-member table:name="AccuMed" table:display="true" table:show-details="true"/>
                <table:data-pilot-member table:name="Adobe" table:display="true" table:show-details="true"/>
                <table:data-pilot-member table:name="Advarra" table:display="true" table:show-details="true"/>
                <table:data-pilot-member table:name="Agency for Healthcare Research and Quality" table:display="true" table:show-details="true"/>
                <table:data-pilot-member table:name="AudioCARE Systems" table:display="true" table:show-details="true"/>
                <table:data-pilot-member table:name="Avicenna Medical Systems" table:display="true" table:show-details="true"/>
                <table:data-pilot-member table:name="Baxter" table:display="true" table:show-details="true"/>
                <table:data-pilot-member table:name="Becton, Dickinson and Company" table:display="true" table:show-details="true"/>
                <table:data-pilot-member table:name="Bio-Optronics" table:display="true" table:show-details="true"/>
                <table:data-pilot-member table:name="BitScopic" table:display="true" table:show-details="true"/>
                <table:data-pilot-member table:name="Bosch Healthcare" table:display="true" table:show-details="true"/>
                <table:data-pilot-member table:name="Brillians" table:display="true" table:show-details="true"/>
                <table:data-pilot-member table:name="Capital Solution Design" table:display="true" table:show-details="true"/>
                <table:data-pilot-member table:name="Carestream Medical and Dental" table:display="true" table:show-details="true"/>
                <table:data-pilot-member table:name="CareSystems, Inc" table:display="true" table:show-details="true"/>
                <table:data-pilot-member table:name="Carl Zeiss Meditec" table:display="true" table:show-details="true"/>
                <table:data-pilot-member table:name="Clinical Outcomes Reporting Informatics" table:display="true" table:show-details="true"/>
                <table:data-pilot-member table:name="CliniComp International" table:display="true" table:show-details="true"/>
                <table:data-pilot-member table:name="Consensus Medical Systems, Inc" table:display="true" table:show-details="true"/>
                <table:data-pilot-member table:name="Corel" table:display="true" table:show-details="true"/>
                <table:data-pilot-member table:name="Data Innovations, LLC" table:display="true" table:show-details="true"/>
                <table:data-pilot-member table:name="DeBugBar" table:display="true" table:show-details="true"/>
                <table:data-pilot-member table:name="Document Storage Systems, Inc (DSS)" table:display="true" table:show-details="true"/>
                <table:data-pilot-member table:name="Draeger Medical Inc." table:display="true" table:show-details="true"/>
                <table:data-pilot-member table:name="DSHI Systems" table:display="true" table:show-details="true"/>
                <table:data-pilot-member table:name="DSS" table:display="true" table:show-details="true"/>
                <table:data-pilot-member table:name="Eagle6" table:display="true" table:show-details="true"/>
                <table:data-pilot-member table:name="Epredia" table:display="true" table:show-details="true"/>
                <table:data-pilot-member table:name="EVT2SYS Open Source Project" table:display="true" table:show-details="true"/>
                <table:data-pilot-member table:name="Fluke Networks" table:display="true" table:show-details="true"/>
                <table:data-pilot-member table:name="GE Healthcare" table:display="true" table:show-details="true"/>
                <table:data-pilot-member table:name="GetWellNetwork Inc" table:display="true" table:show-details="true"/>
                <table:data-pilot-member table:name="Global Med" table:display="true" table:show-details="true"/>
                <table:data-pilot-member table:name="Grason-Stadler" table:display="true" table:show-details="true"/>
                <table:data-pilot-member table:name="Hammer Technologies" table:display="true" table:show-details="true"/>
                <table:data-pilot-member table:name="Harris Computer" table:display="true" table:show-details="true"/>
                <table:data-pilot-member table:name="Health Services Research and Development Service (HSR&amp;D)" table:display="true" table:show-details="true"/>
                <table:data-pilot-member table:name="Huron Consulting Group, Inc." table:display="true" table:show-details="true"/>
                <table:data-pilot-member table:name="IBA Dosimetry" table:display="true" table:show-details="true"/>
                <table:data-pilot-member table:name="iMDSoft" table:display="true" table:show-details="true"/>
                <table:data-pilot-member table:name="Intelligent Hearing Systems" table:display="true" table:show-details="true"/>
                <table:data-pilot-member table:name="Interacoustics" table:display="true" table:show-details="true"/>
                <table:data-pilot-member table:name="InterSystems" table:display="true" table:show-details="true"/>
                <table:data-pilot-member table:name="Intrinisic Systems, Inc" table:display="true" table:show-details="true"/>
                <table:data-pilot-member table:name="InVita Healthcare Technologies" table:display="true" table:show-details="true"/>
                <table:data-pilot-member table:name="Karamasoft LLC" table:display="true" table:show-details="true"/>
                <table:data-pilot-member table:name="Krames" table:display="true" table:show-details="true"/>
                <table:data-pilot-member table:name="Lutech Industries, Inc." table:display="true" table:show-details="true"/>
                <table:data-pilot-member table:name="M/Gateway Developments Ltd" table:display="true" table:show-details="true"/>
                <table:data-pilot-member table:name="McKesson" table:display="true" table:show-details="true"/>
                <table:data-pilot-member table:name="Medicalis Corporation" table:display="true" table:show-details="true"/>
                <table:data-pilot-member table:name="Medicom" table:display="true" table:show-details="true"/>
                <table:data-pilot-member table:name="Medicor Imaging" table:display="true" table:show-details="true"/>
                <table:data-pilot-member table:name="Microsoft" table:display="true" table:show-details="true"/>
                <table:data-pilot-member table:name="MITRE" table:display="true" table:show-details="true"/>
                <table:data-pilot-member table:name="MModal IP LLC" table:display="true" table:show-details="true"/>
                <table:data-pilot-member table:name="Motorola Solutions, Inc." table:display="true" table:show-details="true"/>
                <table:data-pilot-member table:name="MSS Software" table:display="true" table:show-details="true"/>
                <table:data-pilot-member table:name="N/A" table:display="true" table:show-details="true"/>
                <table:data-pilot-member table:name="Netsmart" table:display="true" table:show-details="true"/>
                <table:data-pilot-member table:name="Nuance" table:display="true" table:show-details="true"/>
                <table:data-pilot-member table:name="Optimal Solutions" table:display="true" table:show-details="true"/>
                <table:data-pilot-member table:name="OSEHRA" table:display="true" table:show-details="true"/>
                <table:data-pilot-member table:name="Parable Health, Inc." table:display="true" table:show-details="true"/>
                <table:data-pilot-member table:name="Pearson" table:display="true" table:show-details="true"/>
                <table:data-pilot-member table:name="Philips" table:display="true" table:show-details="true"/>
                <table:data-pilot-member table:name="Picis Clinical Solutions" table:display="true" table:show-details="true"/>
                <table:data-pilot-member table:name="PKWARE" table:display="true" table:show-details="true"/>
                <table:data-pilot-member table:name="Precision software &amp; consulting" table:display="true" table:show-details="true"/>
                <table:data-pilot-member table:name="ProSphere Tek, Inc." table:display="true" table:show-details="true"/>
                <table:data-pilot-member table:name="Quatrex" table:display="true" table:show-details="true"/>
                <table:data-pilot-member table:name="Ready Computing" table:display="true" table:show-details="true"/>
                <table:data-pilot-member table:name="Roche Diagnostics" table:display="true" table:show-details="true"/>
                <table:data-pilot-member table:name="Sase Sham, Inc." table:display="true" table:show-details="true"/>
                <table:data-pilot-member table:name="Schneider Electric" table:display="true" table:show-details="true"/>
                <table:data-pilot-member table:name="Shipcom Wireless, Inc" table:display="true" table:show-details="true"/>
                <table:data-pilot-member table:name="Strategic Reporting Systems, Inc." table:display="true" table:show-details="true"/>
                <table:data-pilot-member table:name="SupraVISTA Medical DSS, LLC" table:display="true" table:show-details="true"/>
                <table:data-pilot-member table:name="Taylor Healthcare" table:display="true" table:show-details="true"/>
                <table:data-pilot-member table:name="Trividia Health" table:display="true" table:show-details="true"/>
                <table:data-pilot-member table:name="University Health Network" table:display="true" table:show-details="true"/>
                <table:data-pilot-member table:name="University of New Mexico Center on Alcoholism, Substance Abuse, and Addictions" table:display="true" table:show-details="true"/>
                <table:data-pilot-member table:name="VA Developed Class 2 or Class 3 Software" table:display="true" table:show-details="true"/>
                <table:data-pilot-member table:name="VA OIT Product Development" table:display="true" table:show-details="true"/>
                <table:data-pilot-member table:name="Vecna Technologies, Inc" table:display="true" table:show-details="true"/>
                <table:data-pilot-member table:name="Ventana Medical Systems" table:display="true" table:show-details="true"/>
                <table:data-pilot-member table:name="Vista Medical LTD." table:display="true" table:show-details="true"/>
                <table:data-pilot-member table:name="ViTel Net" table:display="true" table:show-details="true"/>
                <table:data-pilot-member table:name="Voicebrook" table:display="true" table:show-details="true"/>
                <table:data-pilot-member table:name="Welch Allyn" table:display="true" table:show-details="true"/>
                <table:data-pilot-member table:name="Werfe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ndor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13:41:14.6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RM_5f_Search_5f_Result" style:display-name="PageStyle_TRM_Search_Resul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17T13:41:41.180000000</dc:date>
    <meta:editing-duration>PT14M34S</meta:editing-duration>
    <meta:editing-cycles>5</meta:editing-cycles>
    <meta:generator>LibreOffice/24.8.4.2$Windows_X86_64 LibreOffice_project/bb3cfa12c7b1bf994ecc5649a80400d06cd71002</meta:generator>
    <meta:document-statistic meta:table-count="2" meta:cell-count="560" meta:object-count="0"/>
  </office:meta>
</office:document-meta>
</file>